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Mkattr.getCommen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attr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att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attr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CMkattr.getVersion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Mkattr.setReplace( boolean re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attr.getCommentFile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Mkattr.setCommentFile( String 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attr.getTyp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attr.setTypeValue( String t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attr.getType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Mkattr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attr.get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attr.setRecurse( boolean recu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attr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attr.setTypeName( String t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attr.getRecu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attr.getTypeValueCommand( Commandline cm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CMkattr.getComment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Mkattr.checkOptions( Commandline cm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CMkattr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